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434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4342" officeooo:paragraph-rsid="00104342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04342" officeooo:paragraph-rsid="001043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c32c" officeooo:paragraph-rsid="0010c32c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0c32c" officeooo:paragraph-rsid="0010c3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ade2" officeooo:paragraph-rsid="0011ade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62a8" officeooo:paragraph-rsid="001462a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a8c2" officeooo:paragraph-rsid="0016a8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c346a" officeooo:paragraph-rsid="001c346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ee78" officeooo:paragraph-rsid="0010ee7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3270e" officeooo:paragraph-rsid="0013270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462a8" officeooo:paragraph-rsid="001462a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58afb" officeooo:paragraph-rsid="00158af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6a8c2" officeooo:paragraph-rsid="0016a8c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6bf43" officeooo:paragraph-rsid="0016bf4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8b6a7" officeooo:paragraph-rsid="0018b6a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b09de" officeooo:paragraph-rsid="001b09d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8c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ing a Full CI/CD Pipeline:</text:p>
      <text:p text:style-name="P2"/>
      <text:p text:style-name="P2"/>
      <text:p text:style-name="P4"><text:span text:style-name="T3">SCM</text:span>: Source Control Management</text:p>
      <text:p text:style-name="P3"/>
      <text:p text:style-name="P4">Is an important component of the CI/CD pipeline. Is a huge part of the daily dev workflow.</text:p>
      <text:list xml:id="list1159345116" text:style-name="L1">
        <text:list-item>
          <text:p text:style-name="P5">All code changes made by devs will need to be tracked in SCM</text:p>
        </text:list-item>
        <text:list-item>
          <text:p text:style-name="P5">Devs will use SCM to track their changes separately and then merge them together.</text:p>
        </text:list-item>
      </text:list>
      <text:p text:style-name="P4"/>
      <text:p text:style-name="P6">All pieces of automation that need to interact with the source code will use SCM:</text:p>
      <text:list xml:id="list2504723077" text:style-name="L2">
        <text:list-item>
          <text:p text:style-name="P7">Continuous Integration will get the code from SCM</text:p>
        </text:list-item>
        <text:list-item>
          <text:p text:style-name="P7">SCM will notify the CI server when code needs to be built.</text:p>
        </text:list-item>
      </text:list>
      <text:p text:style-name="P6"/>
      <text:p text:style-name="P12">Installing git:</text:p>
      <text:p text:style-name="P8">yum install -y git</text:p>
      <text:p text:style-name="P8"/>
      <text:p text:style-name="P8">git --version</text:p>
      <text:p text:style-name="P8"/>
      <text:p text:style-name="P13">Configure it:</text:p>
      <text:p text:style-name="P9">git config --global user.name “polla”</text:p>
      <text:p text:style-name="P9">git config --global user.email <text:a xlink:type="simple" xlink:href="mailto:polla@polla.com" text:style-name="Internet_20_link" text:visited-style-name="Visited_20_Internet_20_Link">polla@polla.com</text:a></text:p>
      <text:p text:style-name="P9"/>
      <text:p text:style-name="P16">Initialize git:</text:p>
      <text:p text:style-name="P10">git init</text:p>
      <text:p text:style-name="P9"/>
      <text:p text:style-name="P14">Set up private key access:</text:p>
      <text:p text:style-name="P9">Create or copy your id_rsa.pub into github, “ssh and gpg keys”</text:p>
      <text:p text:style-name="P9"/>
      <text:p text:style-name="P15">Create git forks:<text:span text:style-name="T1"> </text:span><text:span text:style-name="T2">Creates your own personal copy of the entire repository you are forking.</text:span></text:p>
      <text:p text:style-name="P17"><text:span text:style-name="T2">I</text:span><text:span text:style-name="T1">s not only creating a copy of the source code. It creates a copy of the history changes and everything else.</text:span></text:p>
      <text:p text:style-name="P17"><text:span text:style-name="T1"/></text:p>
      <text:p text:style-name="P18"><text:span text:style-name="T1">You just need to be logged in into your account and hit the button Fork on the top right.</text:span></text:p>
      <text:p text:style-name="P18"><text:span text:style-name="T1"/></text:p>
      <text:p text:style-name="P19">Copy or download the repository:</text:p>
      <text:p text:style-name="P2"/>
      <text:p text:style-name="P11">Hit the “Code” button. It gives you the option to copy the url to copy the code into your server. You can also dowload i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8:03:23.448925308</meta:creation-date>
    <dc:date>2021-04-03T01:28:22.704543652</dc:date>
    <meta:editing-duration>PT1H12M2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220" meta:character-count="1183" meta:non-whitespace-character-count="993"/>
  </office:meta>
</office:document-meta>
</file>